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B00000403CF1057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.5in" fo:text-indent="-0.5in" style:auto-text-indent="false"/>
    </style:style>
    <style:style style:name="P2" style:family="paragraph">
      <loext:graphic-properties draw:fill-color="#000000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5.4417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fill-color="#000000" draw:textarea-horizontal-align="justify" draw:textarea-vertical-align="middle" draw:auto-grow-height="false" fo:min-height="0.1217in" fo:min-width="0.5382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fill-color="#000000" draw:textarea-horizontal-align="justify" draw:textarea-vertical-align="middle" draw:auto-grow-height="false" fo:min-height="0.1307in" fo:min-width="0.737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4484in, 0.6858in, 5.4921in, 0.2335in)" draw:image-opacity="100%" style:mirror="none" loext:decorative="false" fo:margin-left="0.1311in" fo:margin-right="0.1283in" fo:margin-top="0in" fo:margin-bottom="0.005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3" draw:name="Shape 2" draw:style-name="gr1" draw:text-style-name="P2" svg:width="0.5386in" svg:height="0.1217in" svg:x="4.8228in" svg:y="1.5484in">
        <text:p/>
        <draw:enhanced-geometry svg:viewBox="0 0 21600 21600" draw:type="rectangle" draw:enhanced-path="M 0 0 L 21600 0 21600 21600 0 21600 0 0 Z N"/>
      </draw:custom-shape>
      <text:p text:style-name="Standard"/>
      <text:p text:style-name="Standard"/>
      <text:p text:style-name="P1"><draw:frame text:anchor-type="char" draw:z-index="1" draw:name="Picture 1" draw:style-name="gr3" draw:text-style-name="P3" svg:width="5.7315in" svg:height="3.9689in" draw:transform="rotate (1.5707963267949) translate (0.00416666666666667in 5.73263888888889in)"><draw:image xlink:href="Pictures/10000000000002EB00000403CF10578F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custom-shape text:anchor-type="paragraph" draw:z-index="2" draw:name="Shape 1" draw:style-name="gr2" draw:text-style-name="P2" svg:width="0.7378in" svg:height="0.1307in" svg:x="2.4339in" svg:y="2.1689in"><text:p/><draw:enhanced-geometry svg:viewBox="0 0 21600 21600" draw:type="rectangle" draw:enhanced-path="M 0 0 L 21600 0 21600 21600 0 21600 0 0 Z N"/></draw:custom-shape><text:soft-page-break/><draw:frame draw:style-name="fr1" draw:name="Picture 2" text:anchor-type="as-char" svg:width="6.5in" svg:height="4.3854in" draw:z-index="0"><draw:image xlink:href="Pictures/10000000000002EB00000403CF1057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Shawki</meta:initial-creator>
    <meta:editing-cycles>3</meta:editing-cycles>
    <meta:creation-date>2022-03-16T14:42:00</meta:creation-date>
    <dc:date>2024-08-09T12:15:12.754180050</dc:date>
    <meta:editing-duration>PT11M40S</meta:editing-duration>
    <meta:generator>LibreOffice/24.2.5.2$Linux_X86_64 LibreOffice_project/420$Build-2</meta:generator>
    <meta:print-date>2024-06-30T22:47:38.675039334</meta:print-date>
    <meta:printed-by>PDF files</meta:printed-by>
    <meta:document-statistic meta:table-count="0" meta:image-count="1" meta:object-count="0" meta:page-count="2" meta:paragraph-count="1" meta:word-count="0" meta:character-count="0" meta:non-whitespace-character-count="0"/>
    <meta:user-defined meta:name="AppVersion">16.0000</meta:user-defined>
    <meta:template xlink:type="simple" xlink:actuate="onRequest" xlink:title="Normal.dotm" xlink:href=""/>
  </office:meta>
</office:document-meta>
</file>